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9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1.778cm" svg:x="9.407cm" svg:y="5.68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2" draw:layer="layout" svg:width="2.178cm" svg:height="1.814cm" svg:x="9.804cm" svg:y="5.61cm">
          <draw:text-box>
            <text:p><text:span text:style-name="T1">auxiliary</text:span></text:p>
            <text:p><text:span text:style-name="T1">predicate</text:span></text:p>
            <text:p><text:span text:style-name="T1">range</text:span></text:p>
          </draw:text-box>
        </draw:frame>
        <draw:custom-shape draw:style-name="gr1" draw:text-style-name="P1" draw:layer="layout" svg:width="0.508cm" svg:height="1.778cm" svg:x="11.728cm" svg:y="5.68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2" draw:layer="layout" svg:width="1.797cm" svg:height="0.772cm" svg:x="7.604cm" svg:y="6.21cm">
          <draw:text-box>
            <text:p><text:span text:style-name="T1">subject</text:span></text:p>
          </draw:text-box>
        </draw:frame>
        <draw:frame draw:style-name="gr2" draw:text-style-name="P2" draw:layer="layout" svg:width="1.62cm" svg:height="0.772cm" svg:x="12.205cm" svg:y="6.21cm">
          <draw:text-box>
            <text:p><text:span text:style-name="T1">object</text:span></text:p>
          </draw:text-box>
        </draw:frame>
        <draw:custom-shape draw:style-name="gr1" draw:text-style-name="P1" draw:layer="layout" svg:width="0.508cm" svg:height="0.635cm" svg:x="8.308cm" svg:y="3.98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2" draw:layer="layout" svg:width="4.532cm" svg:height="0.772cm" svg:x="8.705cm" svg:y="3.911cm">
          <draw:text-box>
            <text:p><text:span text:style-name="T1">user model dimension</text:span></text:p>
          </draw:text-box>
        </draw:frame>
        <draw:custom-shape draw:style-name="gr1" draw:text-style-name="P1" draw:layer="layout" svg:width="0.508cm" svg:height="0.635cm" svg:x="12.929cm" svg:y="3.98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" draw:layer="layout" svg:width="1.797cm" svg:height="0.772cm" svg:x="6.605cm" svg:y="3.911cm">
          <draw:text-box>
            <text:p><text:span text:style-name="T1">subject</text:span></text:p>
          </draw:text-box>
        </draw:frame>
        <draw:frame draw:style-name="gr2" draw:text-style-name="P2" draw:layer="layout" svg:width="1.62cm" svg:height="0.772cm" svg:x="13.406cm" svg:y="3.911cm">
          <draw:text-box>
            <text:p><text:span text:style-name="T1">object</text:span></text:p>
          </draw:text-box>
        </draw:frame>
        <draw:custom-shape draw:style-name="gr4" draw:text-style-name="P1" draw:layer="layout" svg:width="0.381cm" svg:height="0.381cm" svg:x="10.625cm" svg:y="4.8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11-24T10:41:11.31</meta:creation-date>
    <dc:date>2014-11-24T10:58:20.93</dc:date>
    <dc:creator>Loc Nguyen</dc:creator>
    <meta:editing-duration>PT17M13S</meta:editing-duration>
    <meta:editing-cycles>6</meta:editing-cycles>
    <meta:generator>OpenOffice/4.1.0$Win32 OpenOffice.org_project/410m18$Build-9764</meta:generator>
    <meta:document-statistic meta:object-count="11"/>
  </office:meta>
</office:document-meta>
</file>